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homas K Eden,<text:line-break/>32 S Riverview,<text:line-break/>Ogden, Iowa 50113,<text:line-break/>(515) 555-7998.</text:p>
      <text:p text:style-name="Text_20_body">Date: 1th Jan, 2009.</text:p>
      <text:p text:style-name="Text_20_body">Jack Richardson,<text:line-break/>323 South Avon Drive,<text:line-break/>G.N.Medical Hospital,<text:line-break/>Milton, NY 10945,<text:line-break/>(914) 555-2909.</text:p>
      <text:p text:style-name="Text_20_body">Dear Mr. Richardson,</text:p>
      <text:p text:style-name="Text_20_body">I am writing this letter to apply for Registered Nurse position at ABC Hospital.<text:line-break/>In May, I will be B.S.N. graduate from XYZ University. I am comfortable with ant shift working. As per my resume, I was Nurse Extern on ICU floor at city Hospital. This work given me an excellent skills and good knowledge about clinical things. This semester end, I am directing some special team-leadership experience at City Hospital, in mainly ICU and gynecology part, where I come to know about your extra and additional facilities.</text:p>
      <text:p text:style-name="Text_20_body">Along with my nursing skills, I want to bring my leadership and organizational skills to your hospital.</text:p>
      <text:p text:style-name="Text_20_body">I would like to work in your Hospital. Please see my resume. Contact me on above telephone number. I am waiting for your reply.</text:p>
      <text:p text:style-name="Text_20_body">Thank you,</text:p>
      <text:p text:style-name="Text_20_body">Sincerely,</text:p>
      <text:p text:style-name="Text_20_body">Rosalie K Ede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7T17:43:34.810371041</meta:creation-date>
    <dc:date>2021-04-27T17:44:15.241465862</dc:date>
    <meta:editing-duration>PT45S</meta:editing-duration>
    <meta:editing-cycles>1</meta:editing-cycles>
    <meta:document-statistic meta:table-count="0" meta:image-count="0" meta:object-count="0" meta:page-count="1" meta:paragraph-count="10" meta:word-count="166" meta:character-count="981" meta:non-whitespace-character-count="825"/>
    <meta:generator>LibreOffice/6.0.7.3$Linux_X86_64 LibreOffice_project/00m0$Build-3</meta:generator>
  </office:meta>
</office:document-meta>
</file>